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4" style:family="paragraph" style:parent-style-name="Standard"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5" style:family="paragraph" style:parent-style-name="Standard"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6" style:family="paragraph" style:parent-style-name="Standard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7" style:family="paragraph" style:parent-style-name="Standard">
      <style:paragraph-properties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8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 style:master-page-name="">
      <style:paragraph-properties style:page-number="auto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0" style:family="paragraph" style:parent-style-name="Standard" style:list-style-name="L1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1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7/15/2017 <text:span text:style-name="T1">3.5 miles</text:span></text:p>
      <text:p text:style-name="P1">I ran on slightly hilly roads.</text:p>
      <text:p text:style-name="P1">1 mile in 9:12 and rested 1 minute.</text:p>
      <text:p text:style-name="P1">2 x 1/8 mile with a 1/8 mile jog after each. <text:s/>Times 53 and 52 seconds.</text:p>
      <text:p text:style-name="P1">To warm down I jogged a mile and walked a mile.</text:p>
      <text:p text:style-name="P1"/>
      <text:p text:style-name="P1">Sun 7/16/2017 <text:span text:style-name="T1">14.2 miles</text:span></text:p>
      <text:p text:style-name="P1">I ran the Presque Isle Half Marathon</text:p>
      <text:p text:style-name="P1">I warmed up with a mile at various paces. <text:s/>My GPS recorded the race distance as 13.21 miles, my time as 1:47:58 and my average pace as 8:10/mile.</text:p>
      <text:p text:style-name="P1">Splits: 8:08, 8:20, 8:19, 8:18, 8:13, 8:07, 8:09, 8:11, 8:10, 8:07,8:15, 8:07,7:59 and the last 0.21 miles in 1:35 which corresponds to a pace of 7:29/mi. The even pace running allowed me to have a good finish. </text:p>
      <text:p text:style-name="P1"/>
      <text:p text:style-name="P1">Mon 7/17/2017 <text:span text:style-name="T1">3.25 miles</text:span> </text:p>
      <text:p text:style-name="P1">I jogged 1 mile to the Allegheny outdoor track. Then I ran 1mile on the track in 9:35 and 1 mile home on slightly hilly roads in 9:32. <text:s/>I warmed down with ¼ <text:s/>mile walk. <text:s/>I am tired from yesterday's run but not stiff.</text:p>
      <text:p text:style-name="P1"/>
      <text:p text:style-name="P1">Tues 7/18/2017 <text:span text:style-name="T1">no running</text:span></text:p>
      <text:p text:style-name="P1">We drove 400 miles to California MD.</text:p>
      <text:p text:style-name="P1"/>
      <text:p text:style-name="P1">Wed 7/19/2017 <text:span text:style-name="T1">4.25 miles</text:span></text:p>
      <text:p text:style-name="P1">I ran 4 miles on slightly hilly roads. <text:s/>The average pace was 8:51/mile. <text:s/>Then I walked ¼ mile in about 4 minutes. The temperature was about 76 degrees and humid.</text:p>
      <text:p text:style-name="P1"/>
      <text:p text:style-name="P1">Thur 7/20/2017 <text:span text:style-name="T1">4.25 miles</text:span></text:p>
      <text:p text:style-name="P1">Soon after I started running my left hamstring tightened and I stopped to massage it. <text:s/>I ended up jogging 4 miles and walking ¼ mile. <text:s/>I think yesterday's workout was too ambitious just having run the half marathon 3 days before. <text:s/>Today the hamstring felt sore throughout the workout.</text:p>
      <text:p text:style-name="P1"/>
      <text:p text:style-name="P1">Fri 7/21/2017 <text:span text:style-name="T1">no running</text:span></text:p>
      <text:p text:style-name="P1">I am resting my sore hamstring.</text:p>
      <text:p text:style-name="P2"/>
      <text:p text:style-name="P2">29.45miles in the last week</text:p>
      <text:list xml:id="list4204668711797475109" text:style-name="L1">
        <text:list-item>
          <text:list>
            <text:list-header>
              <text:p text:style-name="P20"/>
            </text:list-header>
          </text:list>
        </text:list-item>
      </text:list>
      <text:p text:style-name="P2"/>
      <text:p text:style-name="P3"><text:soft-page-break/>Sat 7/22/2017 <text:span text:style-name="T1">4.0 miles</text:span></text:p>
      <text:p text:style-name="P3">My left hamstring is still somewhat sore and tight. I didn't push hard.</text:p>
      <text:p text:style-name="P3">I walked ¼ mile.</text:p>
      <text:p text:style-name="P3">I ran 3.5 miles on somewhat hilly roads and averaged 9:56/mile.</text:p>
      <text:p text:style-name="P3">I walked ¼ mile.</text:p>
      <text:p text:style-name="P3"/>
      <text:p text:style-name="P3">Sun 7/23/2017 <text:span text:style-name="T1">no running</text:span></text:p>
      <text:p text:style-name="P3">I am resting my sore left hamstring.</text:p>
      <text:p text:style-name="P3"/>
      <text:p text:style-name="P3">Mon 7/24/2017 <text:span text:style-name="T1">6 miles</text:span></text:p>
      <text:p text:style-name="P3">Before running my hamstring felt okay and I thought it would be better than 2 days ago. <text:s/>But as soon as I started running it was actually worse than 2 days ago. I ran and walked 6 miles and averaged about 12:00/mile. <text:s/>The hamstring felt somewhat tight and sore the whole time. <text:s/>After my shower I applied a microwave heated rice bag to the hamstring. <text:s/>This has helped in the past. <text:s/></text:p>
      <text:p text:style-name="P3"/>
      <text:p text:style-name="P3">Tues 7/25/2017 <text:span text:style-name="T1">4.25 miles</text:span></text:p>
      <text:p text:style-name="P3">Before running I massaged my left hamstring. <text:s/>I walked and ran 4 miles and averaged 11:54/mile. <text:s/>I walked ¼ mile, ran ¼ mile and repeated until the end. So I walked a total of 2 miles and ran a total of 2 miles. <text:s/>My average walking pace was about 13:54/mi and my average running pace was about 9:54/mile. <text:s/>My hamstring felt a good deal better but it is still somewhat tight. <text:s/>Last Wednesday (7/19/2017) I should not have run as fast as I did. <text:s/>I have known for a long time I should take it easy for a while after a hard race like the half marathon I recently ran. <text:s/>If last Wednesday I had run a workout like the one I did today, I probably would not have hurt my hamstring. <text:s/>I walked a slow ¼ mile to warm down. After my shower I again applied a microwave heated rice bag to the hamstring. <text:span text:style-name="T1"><text:s/></text:span></text:p>
      <text:p text:style-name="P4"/>
      <text:p text:style-name="P3">Wed<text:span text:style-name="T1"> </text:span>7/26/2017<text:span text:style-name="T1"> 5.25 miles</text:span></text:p>
      <text:p text:style-name="P3">Before running I massaged my left hamstring. <text:s/>I walked and ran 5 miles on hillier roads than yesterday and averaged 11:47/mile. <text:s/>I walked ¼ mile, ran ¼ mile and repeated until the end. So I walked a total of 2.5 miles and ran a total of 2.5 miles. My hamstring felt better than yesterday. Later in the day I again applied a microwave heated rice bag to the hamstring.</text:p>
      <text:p text:style-name="P3"/>
      <text:p text:style-name="P3">Thur 7/27/2017 <text:span text:style-name="T1">no running</text:span></text:p>
      <text:p text:style-name="P3">We drove from California MD to Ortley Beach NJ</text:p>
      <text:p text:style-name="P5"/>
      <text:p text:style-name="P5">Fri 7/28/2017 <text:span text:style-name="T1">8.25 miles</text:span></text:p>
      <text:p text:style-name="P5">I ran and walked mainly on the ocean board walk and averaged 11:53/mi. I walked for 3:00, ran for 3:00 and repeated until I covered 8.1 miles. <text:s/>After 6 miles my left hamstring tightened and I slowed up. <text:s/>I should not cover more than 5 miles per workout for a while.</text:p>
      <text:p text:style-name="P3">Later in the day I again applied a microwave heated rice bag to the hamstring.</text:p>
      <text:p text:style-name="P8">27.75 miles in the past week <text:s/></text:p>
      <text:p text:style-name="P7"><text:soft-page-break/><text:span text:style-name="T2">Sat 7/29/2017 </text:span>no running</text:p>
      <text:p text:style-name="P6">I am resting my leg. </text:p>
      <text:p text:style-name="P6"/>
      <text:p text:style-name="P6">Sun 7/30/2017 <text:span text:style-name="T1">3.1 miles</text:span></text:p>
      <text:p text:style-name="P6">Because my left hamstring is still bothering me, I rode a bike with wide tires and no gears <text:s/>9.3 miles and averaged 5:30/mile. <text:s/>After the ride my thigh did not tighten so I think I will be riding for a while. I have ridden bikes a good deal over the years because of various problems. <text:s/>I always take 3 miles of riding as equivalent to 1 mile of running.</text:p>
      <text:p text:style-name="P6"/>
      <text:p text:style-name="P6">Mon 7/31/2017 <text:span text:style-name="T1">no running</text:span></text:p>
      <text:p text:style-name="P6">I am resting my leg. </text:p>
      <text:p text:style-name="P6"><text:s/></text:p>
      <text:p text:style-name="P6">Tues 8/1/2017 <text:span text:style-name="T1">3.6 miles</text:span> </text:p>
      <text:p text:style-name="P6">I rode a bike with wide tires and no gears 11 miles and averaged 4:34/mile. <text:s/>My left thigh seems to be getting better and I felt better riding today than two days ago.</text:p>
      <text:p text:style-name="P6"/>
      <text:p text:style-name="P6">Wed 8/2/2017 <text:span text:style-name="T1">4.25 miles</text:span></text:p>
      <text:p text:style-name="P6">I alternated walking and running and ran a little further than I walked. <text:s/>My walking pace was about 14:00/mi and my running pace was about 9:40/mile. <text:s/>The overall pace was 11:36/mile. My left thigh felt the best it has since I originally hurt it 2 weeks ago. <text:s/>Resting and bike riding has helped a lot.</text:p>
      <text:p text:style-name="P6"/>
      <text:p text:style-name="P6">Thurs 8/3/2017 <text:span text:style-name="T1">4 miles</text:span></text:p>
      <text:p text:style-name="P6">I rode 12 miles on the same bike with wide tires and no gears. <text:s/>I take 12 miles of biking to be equivalent to 4 miles of running. <text:s/>The whole ride was on a 2 mile stretch of Bay Blvd in Ortley Beach and Lavallette NJ. The first 8 miles averaged 4:09/mile and the last 2 miles averaged 4:04/mile. <text:s/>This was a hard ride and it felt good. <text:s/>After that I warmed down with 2 miles that averaged 4:50/mile.</text:p>
      <text:p text:style-name="P6"/>
      <text:p text:style-name="P6">Fri 8/4/2017 <text:span text:style-name="T1">5.5 miles</text:span></text:p>
      <text:p text:style-name="P6">I rode easily 4.2 miles on the same bike that I have been using and rested a while. Then I ran 4 miles including 2.5 miles on the Lavalette boardwalk. The mile splits were </text:p>
      <text:p text:style-name="P6">9:58, 9:23, 9:12 and 8:56. <text:s/>I walked 0.2 miles to warm down. <text:s/>My left thigh felt fine. <text:s/>I am taking the 4.2 miles of bike riding to be equivalent to 1.3 miles of running. Two weeks ago I thought I was going to be injured for a long time but I think I am okay. <text:s/>These are the things that helped:</text:p>
      <text:p text:style-name="P6">1 massaging every day</text:p>
      <text:p text:style-name="P6">2 applying a heated rice bag to the sore area about 6 times</text:p>
      <text:p text:style-name="P6">3 resting more days than usual</text:p>
      <text:p text:style-name="P6">4 riding a bike four times </text:p>
      <text:p text:style-name="P6">5 quite a few walking and running workouts</text:p>
      <text:p text:style-name="P6">6 going into the ocean waves 5 times for about 25 minutes each time.</text:p>
      <text:p text:style-name="P6"/>
      <text:p text:style-name="P9">20.5 miles in the past week</text:p>
      <text:p text:style-name="P19"><text:soft-page-break/>Sat 8/5/2017 <text:span text:style-name="T1">5.5 miles</text:span></text:p>
      <text:p text:style-name="P10">I walked and ran 0.75 miles to the Lavallette boardwalk in about 9 minutes,</text:p>
      <text:p text:style-name="P10">The I ran 4 miles on the boardwalk in 35:55 or 8:59/mile. <text:s/></text:p>
      <text:p text:style-name="P10">Splits: <text:s/>9:30, 9:22, 8:51 and 4:15 + 3:57 = 8:12 </text:p>
      <text:p text:style-name="P13">I warmed down with a 0.75 mile walk and run in about 9 minutes.</text:p>
      <text:p text:style-name="P13"/>
      <text:p text:style-name="P13">Sun 8/6/2017 <text:span text:style-name="T1">no running</text:span></text:p>
      <text:p text:style-name="P13">We drove from New Jersey back to Meadville.</text:p>
      <text:p text:style-name="P13"/>
      <text:p text:style-name="P13">Mon 8/7/2017 <text:span text:style-name="T1">3 miles</text:span></text:p>
      <text:p text:style-name="P13">I ran ½ mile to the Allegheny Wise Center and rested a few minutes.</text:p>
      <text:p text:style-name="P13">Then I ran 2 miles on a treadmill in 9:30 and 8:57.</text:p>
      <text:p text:style-name="P13">I have not been using weight machines for a while. Today I did 18 different exercises for a whole body workout using weight machines with unusually light weights. <text:s/>I will increase the amount of weight that I use as I use the machines more in the future. <text:s/>I warmed down with a ½ mile run home.</text:p>
      <text:p text:style-name="P13"/>
      <text:p text:style-name="P13">Tues 8/8/2017 <text:span text:style-name="T1">10.25 miles</text:span></text:p>
      <text:p text:style-name="P13">I ran ½ mile to the Allegheny Wise Center and rested a few minutes.</text:p>
      <text:p text:style-name="P13">Then I ran 1.5 miles on a treadmill at various paces and averaged 9:30/mile with some parts as fast as 7:30/mile. Then I rested about 7 minutes.</text:p>
      <text:p text:style-name="P13">I ran 10 x ½ mile with a ¼ mile jog before each run and a ¼ mile jog after the last run. The ¼ mile jogs were all about 3 minutes.</text:p>
      <text:p text:style-name="P13">The first 7 ½ miles were all in 4:00.</text:p>
      <text:p text:style-name="P13">The 8<text:span text:style-name="T3">th</text:span>, 9<text:span text:style-name="T3">th</text:span> and 10<text:span text:style-name="T3">th</text:span> ½ miles were in 3:57, 3:54 and 3:45.</text:p>
      <text:p text:style-name="P13">My pulse before I started running each ½ mile increased <text:s/>from 115 up to about 128 bpm.</text:p>
      <text:p text:style-name="P13">My pulse at the end of each ½ mile increased <text:s/>from 145 up to 164 bpm.</text:p>
      <text:p text:style-name="P13">I warmed down with a ½ mile jog home.</text:p>
      <text:p text:style-name="P13"/>
      <text:p text:style-name="P13">Wed 8/9/2017 <text:span text:style-name="T1">3 miles</text:span></text:p>
      <text:p text:style-name="P13">I ran ½ mile to the Allegheny Wise Center and rested a few minutes.</text:p>
      <text:p text:style-name="P13">Then I ran 2 miles on a treadmill in 10:02 and 8:58.</text:p>
      <text:p text:style-name="P13">I did 20 different exercises for a whole body workout using weight machines with 40 pounds on most machines. <text:s/>I warmed down with a ½ mile run home.</text:p>
      <text:p text:style-name="P13"/>
      <text:p text:style-name="P13">Thur 8/10/2017 <text:span text:style-name="T1">4.25 miles</text:span></text:p>
      <text:p text:style-name="P13">I walked and ran 4 miles on hilly roads and averaged 11:53/mile. <text:s/>I walked ¼ mile, ran ¼ mile and repeated until I reached 4 miles. <text:s/>I warmed down with a ¼ mile walk</text:p>
      <text:p text:style-name="P14"/>
      <text:p text:style-name="P14"><text:span text:style-name="T2">Fri 8/11/2017</text:span> 6.25 miles</text:p>
      <text:p text:style-name="P11">I ran ½ mile to the Allegheny Wise Center and rested a few minutes. Then I ran 1.5 miles averaging 9:00/mile on a treadmill at various paces some as fast as 7:30/mile. <text:s/>After resting about 7 minutes I jogged ¼ mile and ran 3 miles in 23:08. <text:s/>Final pulse=168 bpm. </text:p>
      <text:p text:style-name="P11">Splits for the 3 miles: <text:s/>7:56, 7:44, 7:28. <text:s/>To warm down I ran and walked a mile.</text:p>
      <text:p text:style-name="P12">32.25 miles in the past week </text:p>
      <text:p text:style-name="P15"><text:soft-page-break/><text:span text:style-name="T2">Sat 8/12/2017</text:span> 8.5 miles</text:p>
      <text:p text:style-name="P16">Jim Fitch and I ran and walked 8.5 miles on <text:s/>hilly roads and averaged about 12:30/mile.</text:p>
      <text:p text:style-name="P16">The sum of all the elevation gains was about 1000 ft as measured by Google Earth. <text:s/>We ran the 2 long downhills (each about 2 miles) and alternated walking and running ¼ miles on the 2 long uphills (each about 2 miles). </text:p>
      <text:p text:style-name="P16"/>
      <text:p text:style-name="P16">Sun 8/13/2017 <text:span text:style-name="T1">3.3 miles</text:span></text:p>
      <text:p text:style-name="P16">I ran 3 miles on hilly roads and grass and averaged 10:10/mile. Then I walked ¼ mile.</text:p>
      <text:p text:style-name="P16"/>
      <text:p text:style-name="P16">Mon 8/14/2017 <text:span text:style-name="T1">4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 <text:s/>Later in the day I walked 1 mile on a hilly loop with Mary Jane. <text:s/></text:p>
      <text:p text:style-name="P16"/>
      <text:p text:style-name="P15">Tues 8/15/2017 18 miles - a training run for the marathon</text:p>
      <text:p text:style-name="P16">I ran 3 times a 6 mile slightly hilly course with a 40 second stop at my house at the end of 6 miles and again at the end of 12 miles. <text:s/>The miles splits were:</text:p>
      <text:p text:style-name="P16">1<text:span text:style-name="T3">st</text:span> <text:s/>6 miles: <text:tab/>10:16, 9:38, 9:51, 9:46, 9:33, 9:15 <text:tab/>Average = <text:s/>9:43</text:p>
      <text:p text:style-name="P16">2<text:span text:style-name="T3">nd</text:span> 6 miles: <text:tab/>10:11, 9:52, 9:27, 9:19, 9:07, 8:55 <text:tab/>Average = <text:s/>9:28</text:p>
      <text:p text:style-name="P16">3<text:span text:style-name="T3">rd</text:span> 6 miles:<text:tab/><text:tab/>10:00, 9:50, 9:54, 10:07, 9:55, 9:27<text:tab/>Average = <text:s/>9:52</text:p>
      <text:p text:style-name="P16">The temperature at the end of the run was 80 degrees which was a good deal hotter than I thought it was going to be. <text:s/>As a result I did not drink as much as I should have. This <text:s/>made the last 4 miles somewhat difficult. <text:s/>Before running I weighed 127.5 pounds and after I weighed 124 pounds, losing 3.5 pounds. <text:s/>I know from experience that I can lose about 2 pounds during a long run without any problems. <text:s/>So today I should have had about an additional 1.5 pounds (24 ounces) of liquid to make up the deficit. <text:s/>I had 6 ounces of kefir and milk with my breakfast cereal, and 36 ounces of Gatorade and 24 ounces of water, totaling 66 ounces before and during the run. <text:s/>These 66 ounces plus the 24 ounces I should have drunk yields 90 ounces (or 5 ounces/mile) as the minimum required to efficiently run 18 miles on a hot day. <text:s/>If <text:s/>in a marathon the water stops are every 3 miles then on a hot day I should be drinking about 2 full sized cups of liquid at every stop. <text:s text:c="2"/>On a cool day I know that I only need about 3 ounces per mile. <text:s/>In this case I would need about 9 ounces (about one full sized cup) at every 3 mile water stop.</text:p>
      <text:p text:style-name="P16"/>
      <text:p text:style-name="P16">What about calories? <text:s/>A formula that works for me is calories=300(hours-1.3), <text:soft-page-break/>where “calories” is the number of calories I will need to consume before and during the run and “hours” is the amount of time I think I will be running. <text:s/>I found the number 300 in the formula from experience. <text:s/>I weigh roughly 130 pounds. <text:s/>For someone weighing 50% more than me I think the number might be 50% larger or 450. <text:s/>The 1.3 corresponds to 1 hour and 18 min. <text:s/>Notice the formula indicates I can run for 1 hour and 18 minutes and calories required will be zero. I have written the formula in this way because I know I can get up in the morning and not eat. <text:s/>As long as I drink enough water I can run for a little over an hour using just the energy stored in my body. <text:s/>This is about right for me but it might not be correct for everyone. <text:s/></text:p>
      <text:p text:style-name="P16"/>
      <text:p text:style-name="P16">I ran for approximately 3 hours today. <text:s/>So calories = 300(3-1.3) = 510 calories. <text:s/>How many calories did I actually eat? Breakfast → 200 calories, Gatorade → 200 calories, 2 energy gels → 200 calories for a total of 600 calories. So I was fine with the caloric intake because it exceeded the calculated 510 calories. <text:s/>It is interesting to note the number of calories goes up fairly quickly as the time for the run increases. <text:s/>If I run for 4 hours my formula yields 810 calories and for 10 hours it yields 2610 calories. <text:s/>I always calculate the number of calories required for me to run for long times and carefully plan how I will meet the requirement. </text:p>
      <text:p text:style-name="P15"/>
      <text:p text:style-name="P16">Wed 8/16/2017 <text:span text:style-name="T1">3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</text:p>
      <text:p text:style-name="P16"/>
      <text:p text:style-name="P16">Thurs 8/17/2017 <text:span text:style-name="T1">4 miles</text:span></text:p>
      <text:p text:style-name="P16">I ran ½ mile to the Wise Center and rested a few minutes. <text:s/>Then I ran 3 miles on a treadmill. Splits: 8:57, 8:33, 7:51 <text:s/>After running I did one set on each of <text:s/>3 weight machines for leg curls, leg extensions and leg presses. <text:s/>I jogged ½ mile home.</text:p>
      <text:p text:style-name="P16"/>
      <text:p text:style-name="P16">Fri 8/18/2017 <text:span text:style-name="T1">1 mile</text:span></text:p>
      <text:p text:style-name="P16">I ran ½ mile to the Wise Center. <text:s/>Then I did about 24 exercises using weight machines. On most machines I did one set. <text:s/>On a few for my legs I did two sets. I ran ½ mile home.</text:p>
      <text:p text:style-name="P16"/>
      <text:list xml:id="list5627031613884232764" text:style-name="L2">
        <text:list-item>
          <text:list>
            <text:list-header>
              <text:p text:style-name="P21">41.8 miles in the last week </text:p>
              <text:p text:style-name="P21"/>
            </text:list-header>
          </text:list>
        </text:list-item>
      </text:list>
      <text:p text:style-name="P15"/>
      <text:p text:style-name="P15"/>
      <text:p text:style-name="P17"><text:soft-page-break/><text:span text:style-name="T2">Sat 8/19/2017 </text:span>4.5 miles </text:p>
      <text:p text:style-name="P18">I ran on the high school track. <text:s/>First I ran 2 miles. Splits: 9:21, (4:16+3:56) = 8:10</text:p>
      <text:p text:style-name="P18">Then I ran 4 x 300 meters with a 500 meter jog before each run. <text:s/>The jogs were in about 3:55 and the runs were 1:18, 1:17, 1:15 and 1:13. The time of 1:13 for 300 meters is about 6:31/mile pace. <text:s/>I warmed down with a ½ mile in 5:37. <text:s/></text:p>
      <text:p text:style-name="P18"/>
      <text:p text:style-name="P18">Sun 8/20/2017 <text:span text:style-name="T1">3 miles</text:span> <text:span text:style-name="T1">– Resting for the Gettysburg Alumni Race next Saturday</text:span></text:p>
      <text:p text:style-name="P18">I ran 3 miles on hilly roads and grass and averaged 9:35/mile. <text:s/>It was 83 degrees.</text:p>
      <text:p text:style-name="P18"/>
      <text:p text:style-name="P18">Mon 8/21/2017 <text:span text:style-name="T1">5 miles </text:span></text:p>
      <text:p text:style-name="P18">It was 84 degrees and I had a nice 5 mile run on hilly roads and grass with Mark Ams.</text:p>
      <text:p text:style-name="P18"/>
      <text:p text:style-name="P18">Tues 8/22/2107 <text:span text:style-name="T1">2.5 miles </text:span></text:p>
      <text:p text:style-name="P18">I ran 2.5 miles on hilly roads and grass and averaged 9:14/mile. <text:s/>I am taking it easy because I will be running the alumni race on Saturday at Gettysburg College.</text:p>
      <text:p text:style-name="P18"/>
      <text:p text:style-name="P18">Wed 8/23/2017 <text:span text:style-name="T1">3 miles</text:span></text:p>
      <text:p text:style-name="P18">I ran ½ mile to the Wise Center, road 2.8 miles on a stationary bike and ran ½ mile home.</text:p>
      <text:p text:style-name="P18"/>
      <text:p text:style-name="P18">Thur 8/24/2017 <text:span text:style-name="T1">no running <text:s text:c="5"/>The 5k alumni race is on Saturday.</text:span></text:p>
      <text:p text:style-name="P17"/>
      <text:p text:style-name="P18">Fri 8/25/2017 <text:s/><text:span text:style-name="T1">3 miles</text:span></text:p>
      <text:p text:style-name="P18">After driving to Gettysburg College I had a 3 mile run around the campus and surrounding area. </text:p>
      <text:p text:style-name="P18"/>
      <text:p text:style-name="P17">21 miles in the last week </text:p>
      <text:p text:style-name="P17"/>
      <text:p text:style-name="P12"/>
      <text:p text:style-name="P12"/>
      <text:p text:style-name="P12"/>
      <text:p text:style-name="P11"><text:soft-page-break/>Sat 8/26/2017 <text:s/><text:span text:style-name="T1">5.25 miles</text:span></text:p>
      <text:p text:style-name="P11">I ran in the 40<text:span text:style-name="T3">th</text:span> annual alumni 5K at Gettysburg College. <text:s/>Mile splits: 8:14, 8:14, 7:55. We had a great time at the dinner on Friday, 5K run and picnic.</text:p>
      <text:p text:style-name="P11"/>
      <text:p text:style-name="P11">Sun 8/27/2017 <text:span text:style-name="T1">3 miles</text:span></text:p>
      <text:p text:style-name="P11">Back in Meadville I jogged <text:s/>3 miles on hilly roads and grass.</text:p>
      <text:p text:style-name="P11"/>
      <text:p text:style-name="P11">Mon 8/28/2017 <text:span text:style-name="T1">3 miles</text:span></text:p>
      <text:p text:style-name="P11">I ran 1 mile to the Allegheny track, 1 mile on the track and 1 mile home for 3 miles in 30:05.</text:p>
      <text:p text:style-name="P11"/>
      <text:p text:style-name="P11">Tues 8/29/2017 <text:s/><text:span text:style-name="T1">20.5</text:span><text:span text:style-name="T1"> miles - a training run for the marathon</text:span></text:p>
      <text:p text:style-name="P11">I ran 3 times a 6 mile slightly hilly course with a 45 second stop at my house at the end of 6 miles and again at the end of 12 miles. <text:s/>Then I added on 2 miles to make the run 2 miles longer than what I ran on Tues 8/15/2017. The miles splits were:</text:p>
      <text:p text:style-name="P11">1<text:span text:style-name="T3">st</text:span> <text:s/>6 miles: <text:tab/>10:35, 9:59, 9:57, 9:58, 9:47, 9:30 <text:tab/>Average = <text:s/>9:57</text:p>
      <text:p text:style-name="P11">2<text:span text:style-name="T3">nd</text:span> 6 miles: <text:tab/>10:37, 9:57, 9:57, 9:53, 9:45, 8:29 <text:tab/>Average = <text:s/>9:56</text:p>
      <text:p text:style-name="P11">3<text:span text:style-name="T3">rd</text:span> 6 miles:<text:tab/>10:27, 9:41, 9:33, 9:15, 8:57, 8:50<text:tab/>Average = <text:s/>9:27</text:p>
      <text:p text:style-name="P11">The last 2 miles:<text:tab/> <text:s/>8:59, 9:18<text:tab/><text:tab/></text:p>
      <text:p text:style-name="P11">The temperature at the end of the run was 74 degrees. <text:s/>Today I had less fluids than I had for the 18 miler 2 weeks ago. <text:s/>Today I had 54 ounces, 2 weeks ago I had 66 ounces. <text:s/>Today I lost about 3 pounds while running which is less than 2 weeks ago because it was cooler today. <text:s/>But I did feel the effects of slight dehydration in the last 2 miles. <text:s/>I should have had at least an additional 16 ounces of fluid during the run today or a total of <text:s/>54+16 = 70 ounces or 3.5 ounces per mile. <text:s/>With 16 additional ounces I would have lost about 2 pounds which I know from experience does not affect my running. I walked and jogged ¼ miles to warm down.</text:p>
      <text:p text:style-name="P11"/>
      <text:p text:style-name="P12">Now I will start resting for the Erie Marathon in 12 days.</text:p>
      <text:p text:style-name="P12"/>
      <text:p text:style-name="P12"><text:span text:style-name="T2">Wed 8/30/2017</text:span> 4.25 miles</text:p>
      <text:p text:style-name="P11">I walked and ran 4 miles on hilly roads. <text:s/>I walked ¼ mile, ran ¼ mile and repeated until I reached 4 miles. The average pace was 12:50/mi. <text:s/>I warmed down with a ¼ mile walk. </text:p>
      <text:p text:style-name="P11"/>
      <text:p text:style-name="P11">Thur 8/31/2017 <text:span text:style-name="T1">5 miles </text:span></text:p>
      <text:p text:style-name="P11">I had a nice 5 mile run on hilly roads and grass with Mark Ams.</text:p>
      <text:p text:style-name="P11"/>
      <text:p text:style-name="P11">Fri 9/1/2017 <text:span text:style-name="T1">no running</text:span></text:p>
      <text:p text:style-name="P12"/>
      <text:p text:style-name="P12">41 miles in the last week</text:p>
      <text:p text:style-name="P16"/>
      <text:p text:style-name="P16"/>
      <text:p text:style-name="P16"><text:soft-page-break/>Sat 9/2/2017 <text:span text:style-name="T1">2 miles</text:span></text:p>
      <text:p text:style-name="P16">I ran 1 mile on a treadmill in 9:29.</text:p>
      <text:p text:style-name="P16">Then I used the weight machines to do about 18 exercises for a full body workout.</text:p>
      <text:p text:style-name="P16">I finished with a mile in 9:00 on a treadmil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6-15T10:16:48.23</meta:creation-date>
    <dc:date>2017-09-02T15:05:16.58</dc:date>
    <dc:creator>James Lombardi</dc:creator>
    <meta:editing-duration>PT20H34M49S</meta:editing-duration>
    <meta:editing-cycles>120</meta:editing-cycles>
    <meta:generator>OpenOffice/4.1.2$Win32 OpenOffice.org_project/412m3$Build-9782</meta:generator>
    <meta:document-statistic meta:table-count="0" meta:image-count="0" meta:object-count="0" meta:page-count="9" meta:paragraph-count="153" meta:word-count="3164" meta:character-count="16039"/>
  </office:meta>
</office:document-meta>
</file>